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color="#c9211e" loext:opacity="100%" fo:background-color="#ffff00" loext:char-shading-value="0"/>
    </style:style>
    <style:style style:name="T4" style:family="text">
      <style:text-properties fo:color="#c9211e" loext:opacity="100%" fo:background-color="#729fcf" loext:char-shading-value="0"/>
    </style:style>
    <style:style style:name="T5" style:family="text">
      <style:text-properties fo:background-color="#729fcf" loext:char-shading-value="0"/>
    </style:style>
    <style:style style:name="T6" style:family="text">
      <style:text-properties fo:color="#81d41a" loext:opacity="100%" fo:background-color="#ffff00" loext:char-shading-value="0"/>
    </style:style>
    <style:style style:name="T7" style:family="text">
      <style:text-properties fo:color="#81d41a" loext:opacity="100%" fo:background-color="#ff0000" loext:char-shading-value="0"/>
    </style:style>
    <style:style style:name="T8" style:family="text">
      <style:text-properties fo:background-color="#ff0000" loext:char-shading-value="0"/>
    </style:style>
    <style:style style:name="T9" style:family="text">
      <style:text-properties fo:background-color="#81d41a" loext:char-shading-value="0"/>
    </style:style>
    <style:style style:name="T10" style:family="text">
      <style:text-properties fo:background-color="#81d41a" loext:char-shading-value="0"/>
    </style:style>
    <style:style style:name="T11" style:family="text">
      <style:text-properties fo:color="#342a06" loext:opacity="100%" fo:background-color="#729fc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a empresa de consignación y venta de automóviles requiere a su organización un sistema de registro, publicación y seguimiento de los Vehículos que dispone para su negociación. Los datos de estos vehículos se encuentran en la tabla Homónima de la base de datos de la aplicación, la estructura de dicha tabla es la que se puede observar en la siguiente imagen:</text:p>
      <text:p text:style-name="Standard">En este escenario, a usted le toca programar la pantalla del listado y filtro de los vehículos que maneja la aplicación toda y en este contexto es que proponemos el siguiente enunciado. Dicha pantalla presenta un formulario de filtro, donde se puede filtrar por: raíz del nombre, esta parte es obligatoria y se puede seleccionar todas las marcas o solo una marca específica para lo cual se propone una lista desplegable donde figuran todas las marcas existentes en la base de datos. La pantalla deberá verse como sigue a continuación:</text:p>
      <text:p text:style-name="Standard">Usted deberá actuar como un desarrollador full stack programando tanto la capa de backend como la de frontend para esta funcionalidad de la aplicación.<text:line-break/><text:line-break/>Consigna<text:line-break/>Desarrollo del Backend<text:line-break/>Se deberá agregar la funcionalidad de consulta para el recurso vehículo al proyecto de backend existente el cual ya contiene el código una aplicación que despliega que incluye la conexión a la base de datos y el modelo sequelize de la mencionada tabla, usted para ello deberá:<text:line-break/><text:line-break/>Programar las consultas a la base de datos, una para devolver todas las filas <text:span text:style-name="T2">con un límite de 50 en el caso en que sean más </text:span>y o<text:span text:style-name="T2">tra con el filtro por raíz del</text:span><text:span text:style-name="T11"> nombre del propietario</text:span><text:span text:style-name="T5"> </text:span><text:span text:style-name="T2">y el filtro por</text:span><text:span text:style-name="T7"> marca</text:span><text:span text:style-name="T2"> el cual puede contener la cadena 'Todas' indicando que debe traer todos los autos independientemente de la marca que sean. </text:span><text:span text:style-name="T10">El resultado debe estar ordenado alfabéticamente por Marca y en orden descendente según el año del vehículo.</text:span><text:line-break/><text:span text:style-name="T2">Programar los endpoints que de respuesta a las siguientes URIs:<text:line-break/>[get]/api/vehiculos - retorna todos los vehículos de la tabla con un límite de 50, es decir los 50 primeros respetando el orden mencionado.<text:line-break/>[get]/api/vehiculos/?filtro=&lt;texto del filtro&gt;&amp;marca=&lt;Nombre de la marca&gt; - que devuelve los vehículos que coinciden con el filtro recordar que filtro es obligatorio y no hace falta controlarlo </text:span>pero marca puede contener la cadena "Todas" y en ese caso no debe ser tenido en cuenta al filtrar.<text:line-break/>El proyecto ya incluye un test unitario que comprueba la funcionalidad esperada, es deseable que el código producido logre pasar los tests unitarios propuestos.<text:line-break/>Desarrollo del Frontend<text:line-break/>Se debe agregar la funcionalidad a la interfaz de consulta en el proyecto de frontend suministrado de forma tal de implementar la funcionalidad solicitada, es decir cuando la aplicación arranca debe mostrar los primeros 50 vehículos y, al hacer click en el botón "<text:span text:style-name="T10">Buscar</text:span>", debe validar que el filtro contenga al menos 3 letras y realizar la búsqueda con los<text:span text:style-name="T10"> valores suministrados en filtro</text:span> y <text:span text:style-name="T10">en Marc</text:span>a. Para cumplir con lo anterior usted deberá:<text:line-break/><text:line-break/>Implementar el código necesario para que al renderizarse por primera vez la aplicación consuma el backend y muestre el listado de todos los vehículos invocando a la uri "/api/vehiculos" y renderizando el resultado en la tabla.<text:line-break/>Implementar el código necesario para que al presionar el botón buscar se controle que el texto de entrada Filtro tenga un valor con al menos 3 caracteres y luego utilice este valor y el seleccionado en la lista desplegable de marcas para realizar la búsqueda y renderizar los resultados. En el caso que el filtro no tenga valor deberá mostrar un mensaje y NO realizar la búsqueda.<text:line-break/>Nota: El consumo del backend debe realizarse con Axios y si bien el frontend implementa algunos elementos de los componentes puede sentirse libre de modificarlo a su leal saber y entender.<text:line-break/><text:line-break/>Instrucciones<text:line-break/>Crear una carpeta con nombre "legajo-Apellido" dentro de la carpeta /tmp de la terminal en la que se encuentre.<text:line-break/><text:soft-page-break/>Dentro de dicha carpeta clonar el proyecto: https://labsys.frc.utn.edu.ar/gitlab/desarrollo-de-software1/parciales-2023/3k2/##### (reemplazar los numerales por su legajo)<text:line-break/>Descargar el código fuente suministrado haciendo click aquí.<text:line-break/>En el archivo comprimido encontrará 2 proyectos de backend y un proyecto de frontend, los proyectos se DEBEN llamar backend y frontend al finalizar el parcial por lo que tendrá que optar por una de las dos opciones de backend (con repositorios o sin repositorios).<text:line-break/>Extraer del archivo la opción elegida y copiar a la carpeta creada en el punto 1 ambos proyectos.<text:line-break/>En el archivo comprimido además hay 2 archivos (.gitignore y .gitlab-ci.yml) estos dos archivos deben ser agregados en la raíz del repositorio.<text:line-break/>El proyecto de backend está configurado en el puerto 3001 y el de frontend en el puerto 3000.<text:line-break/>Instalar las dependencias en cada uno de los proyectos<text:line-break/>Importante eliminar si existe el archivo package-lock.json<text:line-break/>Construir las consignas especificadas previamente<text:line-break/>La configuración de la url base del acceso al backend debe quedar configurado en una constante en el archivo donde se desarrollen los serivicios de axios.<text:line-break/>Al finalizar el parcial, deberá hacer push de lo realizado a su repositorio (el que clonamos en el punto 2)<text:line-break/>Una vez realizado el push, borrar las carpetas node_modules y comprimir toda la carpeta "legajo-Apellido" para realizar la entrega en el aula virtual.<text:line-break/>Para entregar la tarea:<text:line-break/>Subir el archivo comprimido al aula virtual.<text:line-break/>Pegar un link al repositorio personal en el texto de la entreg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4T18:48:14.536000000</dc:date>
    <meta:editing-duration>PT2H53M39S</meta:editing-duration>
    <meta:editing-cycles>4</meta:editing-cycles>
    <meta:generator>LibreOffice/7.4.0.3$Windows_X86_64 LibreOffice_project/f85e47c08ddd19c015c0114a68350214f7066f5a</meta:generator>
    <meta:document-statistic meta:table-count="0" meta:image-count="0" meta:object-count="0" meta:page-count="2" meta:paragraph-count="3" meta:word-count="876" meta:character-count="5389" meta:non-whitespace-character-count="4512"/>
  </office:meta>
</office:document-meta>
</file>